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3125in" svg:stroke-color="#3898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3125in" svg:stroke-color="#3898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3125in" svg:stroke-color="#3898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3125in" svg:stroke-color="#3898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063d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4">
      <style:graphic-properties draw:fill="none" draw:stroke="solid" svg:stroke-width="0.01389in" svg:stroke-color="#4063d8" draw:marker-end="a403" svg:stroke-opacity="100%" draw:stroke-linejoin="miter" svg:stroke-linecap="butt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063d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3125in" svg:stroke-color="#3898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3125in" svg:stroke-color="#3898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3898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3898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3898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3125in" svg:stroke-color="#3898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3125in" svg:stroke-color="#3898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3125in" svg:stroke-color="#3898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3125in" svg:stroke-color="#3898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3125in" svg:stroke-color="#3898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3898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draw:fill="none" draw:stroke="solid" svg:stroke-width="0.01389in" svg:stroke-color="#4063d8" draw:marker-end="a384" svg:stroke-opacity="100%" draw:stroke-linejoin="miter" svg:stroke-linecap="butt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draw:fill="none" draw:stroke="solid" svg:stroke-width="0.01389in" svg:stroke-color="#4063d8" draw:marker-end="a386" svg:stroke-opacity="100%" draw:stroke-linejoin="miter" svg:stroke-linecap="butt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draw:fill="none" draw:stroke="solid" svg:stroke-width="0.00694in" svg:stroke-color="#4063d8" svg:stroke-opacity="100%" draw:stroke-linejoin="miter" svg:stroke-linecap="butt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draw:fill="none" draw:stroke="solid" svg:stroke-width="0.00694in" svg:stroke-color="#4063d8" svg:stroke-opacity="100%" draw:stroke-linejoin="miter" svg:stroke-linecap="butt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>
      <style:graphic-properties draw:fill="none" draw:stroke="solid" svg:stroke-width="0.01389in" svg:stroke-color="#4063d8" draw:marker-end="a390" svg:stroke-opacity="100%" draw:stroke-linejoin="miter" svg:stroke-linecap="butt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3">
      <style:graphic-properties draw:fill="none" draw:stroke="solid" svg:stroke-width="0.01389in" svg:stroke-color="#4063d8" draw:marker-end="a392" svg:stroke-opacity="100%" draw:stroke-linejoin="miter" svg:stroke-linecap="butt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draw:fill="none" draw:stroke="solid" svg:stroke-width="0.00694in" svg:stroke-color="#4063d8" svg:stroke-opacity="100%" draw:stroke-linejoin="miter" svg:stroke-linecap="butt"/>
    </style:style>
    <style:style style:family="graphic" style:name="a66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3125in" svg:stroke-color="#3898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6">
      <style:graphic-properties draw:fill="none" draw:stroke="solid" svg:stroke-width="0.01389in" svg:stroke-color="#4063d8" draw:marker-end="a395" svg:stroke-opacity="100%" draw:stroke-linejoin="miter" svg:stroke-linecap="butt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063d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1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3125in" svg:stroke-color="#3898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2" draw:style-name="a380" draw:master-page-name="Master1-Layout7-blank-Leer" presentation:presentation-page-layout-name="Master1-PPL7" draw:id="Slide-257">
        <draw:g draw:name="Gruppieren 57" draw:id="id63">
          <svg:title/>
          <svg:desc/>
          <draw:custom-shape svg:x="-0.125in" svg:y="-0.25in" svg:width="14.30208in" svg:height="8.77083in" draw:id="id64" draw:style-name="a383" draw:name="Rechteck 2">
            <svg:title/>
            <svg:desc/>
            <text:p text:style-name="a382" text:class-names="" text:cond-style-name=""><text:span text:style-name="a38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pieren 11" draw:id="id65">
            <svg:title/>
            <svg:desc/>
            <draw:custom-shape svg:x="2.08028in" svg:y="3.64562in" svg:width="3.07087in" svg:height="0.62245in" draw:id="id110" draw:style-name="a667" draw:name="Flussdiagramm: Prozess 38">
              <svg:title/>
              <svg:desc/>
              <text:p text:style-name="a660" text:class-names="" text:cond-style-name=""><text:span text:style-name="a655" text:class-names="">+<text:s text:c="1"/></text:span><text:span text:style-name="a656" text:class-names="">idx</text:span><text:span text:style-name="a657" text:class-names="">:<text:s text:c="1"/></text:span><text:span text:style-name="a658" text:class-names="">Int</text:span><text:span text:style-name="a659" text:class-names=""/></text:p>
              <text:p text:style-name="a666" text:class-names="" text:cond-style-name=""><text:span text:style-name="a661" text:class-names="">+<text:s text:c="1"/></text:span><text:span text:style-name="a662" text:class-names="">name</text:span><text:span text:style-name="a663" text:class-names="">:<text:s text:c="1"/></text:span><text:span text:style-name="a664" text:class-names="">String</text:span><text:span text:style-name="a665" text:class-names=""/></text:p>
              <draw:enhanced-geometry xmlns:dr3d="urn:oasis:names:tc:opendocument:xmlns:dr3d:1.0" draw:type="non-primitive" svg:viewBox="0 0 1 1" draw:enhanced-path="M 0 0 L 1 0 1 1 0 1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"/>
                <draw:equation draw:name="f7" draw:formula="?f4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  <draw:custom-shape svg:x="2.08028in" svg:y="3.26356in" svg:width="3.07087in" svg:height="0.43985in" draw:id="id71" draw:style-name="a670" draw:name="Flussdiagramm: Prozess 39">
              <svg:title/>
              <svg:desc/>
              <text:p text:style-name="a669" text:class-names="" text:cond-style-name=""><text:span text:style-name="a668" text:class-names="">Chain{T}</text:span></text:p>
              <draw:enhanced-geometry xmlns:dr3d="urn:oasis:names:tc:opendocument:xmlns:dr3d:1.0" draw:type="non-primitive" svg:viewBox="0 0 1 1" draw:enhanced-path="M 0 0 L 1 0 1 1 0 1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"/>
                <draw:equation draw:name="f7" draw:formula="?f4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draw:g>
          <draw:connector draw:type="standard" svg:x1="7.0518in" svg:y1="0.19001in" draw:start-shape="id66" draw:start-glue-point="3" svg:x2="7.6005in" svg:y2="0.17892in" draw:end-shape="id67" draw:end-glue-point="1" draw:id="id68" draw:style-name="a385" draw:transform="translate(-7.32615in -0.18447in) rotate(-3.14159) translate(7.32615in 0.18447in)" draw:name="Verbinder: gewinkelt 43">
            <svg:title/>
            <svg:desc/>
          </draw:connector>
          <draw:g draw:name="Gruppieren 5" draw:id="id69">
            <svg:title/>
            <svg:desc/>
            <draw:custom-shape svg:x="1.21619in" svg:y="1.86645in" svg:width="3.07087in" svg:height="0.64097in" draw:id="id72" draw:style-name="a651" draw:name="Flussdiagramm: Prozess 50">
              <svg:title/>
              <svg:desc/>
              <text:p text:style-name="a645" text:class-names="" text:cond-style-name=""><text:span text:style-name="a640" text:class-names="">+<text:s text:c="1"/></text:span><text:span text:style-name="a641" text:class-names="">idx</text:span><text:span text:style-name="a642" text:class-names="">:<text:s text:c="1"/></text:span><text:span text:style-name="a643" text:class-names="">Int</text:span><text:span text:style-name="a644" text:class-names=""/></text:p>
              <text:p text:style-name="a650" text:class-names="" text:cond-style-name=""><text:span text:style-name="a646" text:class-names="">+<text:s text:c="1"/></text:span><text:span text:style-name="a647" text:class-names="">name</text:span><text:span text:style-name="a648" text:class-names="">:<text:s text:c="1"/></text:span><text:span text:style-name="a649" text:class-names="">String</text:span></text:p>
              <draw:enhanced-geometry xmlns:dr3d="urn:oasis:names:tc:opendocument:xmlns:dr3d:1.0" draw:type="non-primitive" svg:viewBox="0 0 1 1" draw:enhanced-path="M 0 0 L 1 0 1 1 0 1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"/>
                <draw:equation draw:name="f7" draw:formula="?f4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  <draw:custom-shape svg:x="1.21619in" svg:y="1.44686in" svg:width="3.07087in" svg:height="0.44094in" draw:id="id83" draw:style-name="a654" draw:name="Flussdiagramm: Prozess 51">
              <svg:title/>
              <svg:desc/>
              <text:p text:style-name="a653" text:class-names="" text:cond-style-name=""><text:span text:style-name="a652" text:class-names="">Molecule{T}</text:span></text:p>
              <draw:enhanced-geometry xmlns:dr3d="urn:oasis:names:tc:opendocument:xmlns:dr3d:1.0" draw:type="non-primitive" svg:viewBox="0 0 1 1" draw:enhanced-path="M 0 0 L 1 0 1 1 0 1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"/>
                <draw:equation draw:name="f7" draw:formula="?f4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draw:g>
          <draw:g draw:name="Gruppieren 8" draw:id="id70">
            <svg:title/>
            <svg:desc/>
            <draw:custom-shape svg:x="7.6005in" svg:y="0.34106in" svg:width="3.07087in" svg:height="1.0306in" draw:id="id109" draw:style-name="a636" draw:name="Flussdiagramm: Prozess 44">
              <svg:title/>
              <svg:desc/>
              <text:p text:style-name="a621" text:class-names="" text:cond-style-name=""><text:span text:style-name="a616" text:class-names="">+<text:s text:c="1"/></text:span><text:span text:style-name="a617" text:class-names="">idx</text:span><text:span text:style-name="a618" text:class-names="">:<text:s text:c="1"/></text:span><text:span text:style-name="a619" text:class-names="">Int</text:span><text:span text:style-name="a620" text:class-names=""/></text:p>
              <text:p text:style-name="a625" text:class-names="" text:cond-style-name=""><text:span text:style-name="a622" text:class-names="">+ a1:<text:s text:c="1"/></text:span><text:span text:style-name="a623" text:class-names="">Int</text:span><text:span text:style-name="a624" text:class-names=""/></text:p>
              <text:p text:style-name="a629" text:class-names="" text:cond-style-name=""><text:span text:style-name="a626" text:class-names="">+ a2:<text:s text:c="1"/></text:span><text:span text:style-name="a627" text:class-names="">Int</text:span><text:span text:style-name="a628" text:class-names=""/></text:p>
              <text:p text:style-name="a635" text:class-names="" text:cond-style-name=""><text:span text:style-name="a630" text:class-names="">+<text:s text:c="1"/></text:span><text:span text:style-name="a631" text:class-names="">order</text:span><text:span text:style-name="a632" text:class-names="">:<text:s text:c="1"/></text:span><text:span text:style-name="a633" text:class-names="">BondOrderType</text:span><text:span text:style-name="a634" text:class-names=""/></text:p>
              <draw:enhanced-geometry xmlns:dr3d="urn:oasis:names:tc:opendocument:xmlns:dr3d:1.0" draw:type="non-primitive" svg:viewBox="0 0 1 1" draw:enhanced-path="M 0 0 L 1 0 1 1 0 1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"/>
                <draw:equation draw:name="f7" draw:formula="?f4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  <draw:custom-shape svg:x="7.6005in" svg:y="-0.041in" svg:width="3.07087in" svg:height="0.43985in" draw:id="id66" draw:style-name="a639" draw:name="Flussdiagramm: Prozess 45">
              <svg:title/>
              <svg:desc/>
              <text:p text:style-name="a638" text:class-names="" text:cond-style-name=""><text:span text:style-name="a637" text:class-names="">Bond{T}</text:span></text:p>
              <draw:enhanced-geometry xmlns:dr3d="urn:oasis:names:tc:opendocument:xmlns:dr3d:1.0" draw:type="non-primitive" svg:viewBox="0 0 1 1" draw:enhanced-path="M 0 0 L 1 0 1 1 0 1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"/>
                <draw:equation draw:name="f7" draw:formula="?f4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draw:g>
          <draw:connector draw:type="standard" svg:x1="2.8056in" svg:y1="3.31754in" draw:start-shape="id71" draw:start-glue-point="0" svg:x2="3.56174in" svg:y2="2.45344in" draw:end-shape="id72" draw:end-glue-point="2" draw:id="id73" draw:style-name="a387" draw:transform="translate(-3.18367in -2.88549in) rotate(-4.71239) translate(3.18367in 2.88549in)" draw:name="Verbinder: gewinkelt 50">
            <svg:title/>
            <svg:desc/>
          </draw:connector>
          <draw:g draw:name="Gruppieren 9" draw:id="id74">
            <svg:title/>
            <svg:desc/>
            <draw:custom-shape svg:x="7.60977in" svg:y="2.35098in" svg:width="3.07087in" svg:height="2.71519in" draw:id="id108" draw:style-name="a612" draw:name="Flussdiagramm: Prozess 42">
              <svg:title/>
              <svg:desc/>
              <text:p text:style-name="a569" text:class-names="" text:cond-style-name=""><text:span text:style-name="a564" text:class-names="">+<text:s text:c="1"/></text:span><text:span text:style-name="a565" text:class-names="">idx</text:span><text:span text:style-name="a566" text:class-names="">:<text:s text:c="1"/></text:span><text:span text:style-name="a567" text:class-names="">Int</text:span><text:span text:style-name="a568" text:class-names=""/></text:p>
              <text:p text:style-name="a575" text:class-names="" text:cond-style-name=""><text:span text:style-name="a570" text:class-names="">+<text:s text:c="1"/></text:span><text:span text:style-name="a571" text:class-names="">number</text:span><text:span text:style-name="a572" text:class-names="">:<text:s text:c="1"/></text:span><text:span text:style-name="a573" text:class-names="">Int</text:span><text:span text:style-name="a574" text:class-names=""/></text:p>
              <text:p text:style-name="a581" text:class-names="" text:cond-style-name=""><text:span text:style-name="a576" text:class-names="">+<text:s text:c="1"/></text:span><text:span text:style-name="a577" text:class-names="">element</text:span><text:span text:style-name="a578" text:class-names="">:<text:s text:c="1"/></text:span><text:span text:style-name="a579" text:class-names="">ElementType</text:span><text:span text:style-name="a580" text:class-names=""/></text:p>
              <text:p text:style-name="a585" text:class-names="" text:cond-style-name=""><text:span text:style-name="a582" text:class-names="">+<text:s text:c="1"/></text:span><text:span text:style-name="a583" text:class-names="">name</text:span><text:span text:style-name="a584" text:class-names="">: String</text:span></text:p>
              <text:p text:style-name="a589" text:class-names="" text:cond-style-name=""><text:span text:style-name="a586" text:class-names="">+<text:s text:c="1"/></text:span><text:span text:style-name="a587" text:class-names="">atom_type</text:span><text:span text:style-name="a588" text:class-names="">: String</text:span></text:p>
              <text:p text:style-name="a591" text:class-names="" text:cond-style-name=""><text:span text:style-name="a590" text:class-names="">+ r: Vector3{T}</text:span></text:p>
              <text:p text:style-name="a593" text:class-names="" text:cond-style-name=""><text:span text:style-name="a592" text:class-names="">+ v: Vector3{T}</text:span></text:p>
              <text:p text:style-name="a595" text:class-names="" text:cond-style-name=""><text:span text:style-name="a594" text:class-names="">+ F: Vecotr3{T}</text:span></text:p>
              <text:p text:style-name="a601" text:class-names="" text:cond-style-name=""><text:span text:style-name="a596" text:class-names="">+<text:s text:c="1"/></text:span><text:span text:style-name="a597" text:class-names="">formal_charge</text:span><text:span text:style-name="a598" text:class-names="">:<text:s text:c="1"/></text:span><text:span text:style-name="a599" text:class-names="">Int</text:span><text:span text:style-name="a600" text:class-names=""/></text:p>
              <text:p text:style-name="a605" text:class-names="" text:cond-style-name=""><text:span text:style-name="a602" text:class-names="">+<text:s text:c="1"/></text:span><text:span text:style-name="a603" text:class-names="">charge</text:span><text:span text:style-name="a604" text:class-names="">: T</text:span></text:p>
              <text:p text:style-name="a611" text:class-names="" text:cond-style-name=""><text:span text:style-name="a606" text:class-names="">+<text:s text:c="1"/></text:span><text:span text:style-name="a607" text:class-names="">radius</text:span><text:span text:style-name="a608" text:class-names="">:<text:s text:c="1"/></text:span><text:span text:style-name="a609" text:class-names="">T</text:span><text:span text:style-name="a610" text:class-names=""/></text:p>
              <draw:enhanced-geometry xmlns:dr3d="urn:oasis:names:tc:opendocument:xmlns:dr3d:1.0" draw:type="non-primitive" svg:viewBox="0 0 1 1" draw:enhanced-path="M 0 0 L 1 0 1 1 0 1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"/>
                <draw:equation draw:name="f7" draw:formula="?f4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  <draw:custom-shape svg:x="7.60977in" svg:y="1.96892in" svg:width="3.07087in" svg:height="0.43985in" draw:id="id78" draw:style-name="a615" draw:name="Flussdiagramm: Prozess 43">
              <svg:title/>
              <svg:desc/>
              <text:p text:style-name="a614" text:class-names="" text:cond-style-name=""><text:span text:style-name="a613" text:class-names="">Atom{T}</text:span></text:p>
              <draw:enhanced-geometry xmlns:dr3d="urn:oasis:names:tc:opendocument:xmlns:dr3d:1.0" draw:type="non-primitive" svg:viewBox="0 0 1 1" draw:enhanced-path="M 0 0 L 1 0 1 1 0 1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"/>
                <draw:equation draw:name="f7" draw:formula="?f4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draw:g>
          <draw:g draw:name="Gruppieren 10" draw:id="id75">
            <svg:title/>
            <svg:desc/>
            <draw:custom-shape svg:x="0.08324in" svg:y="5.08346in" svg:width="3.07087in" svg:height="0.81281in" draw:id="id107" draw:style-name="a560" draw:name="Flussdiagramm: Prozess 40">
              <svg:title/>
              <svg:desc/>
              <text:p text:style-name="a543" text:class-names="" text:cond-style-name=""><text:span text:style-name="a538" text:class-names="">+<text:s text:c="1"/></text:span><text:span text:style-name="a539" text:class-names="">idx</text:span><text:span text:style-name="a540" text:class-names="">:<text:s text:c="1"/></text:span><text:span text:style-name="a541" text:class-names="">Int</text:span><text:span text:style-name="a542" text:class-names=""/></text:p>
              <text:p text:style-name="a549" text:class-names="" text:cond-style-name=""><text:span text:style-name="a544" text:class-names="">+<text:s text:c="1"/></text:span><text:span text:style-name="a545" text:class-names="">number</text:span><text:span text:style-name="a546" text:class-names="">:<text:s text:c="1"/></text:span><text:span text:style-name="a547" text:class-names="">Int</text:span><text:span text:style-name="a548" text:class-names=""/></text:p>
              <text:p text:style-name="a555" text:class-names="" text:cond-style-name=""><text:span text:style-name="a550" text:class-names="">+<text:s text:c="1"/></text:span><text:span text:style-name="a551" text:class-names="">name</text:span><text:span text:style-name="a552" text:class-names="">:<text:s text:c="1"/></text:span><text:span text:style-name="a553" text:class-names="">String</text:span><text:span text:style-name="a554" text:class-names=""/></text:p>
              <text:p text:style-name="a557" text:class-names="" text:cond-style-name=""><text:span text:style-name="a556" text:class-names=""/></text:p>
              <text:p text:style-name="a559" text:class-names="" text:cond-style-name=""><text:span text:style-name="a558" text:class-names=""/></text:p>
              <draw:enhanced-geometry xmlns:dr3d="urn:oasis:names:tc:opendocument:xmlns:dr3d:1.0" draw:type="non-primitive" svg:viewBox="0 0 1 1" draw:enhanced-path="M 0 0 L 1 0 1 1 0 1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"/>
                <draw:equation draw:name="f7" draw:formula="?f4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  <draw:custom-shape svg:x="0.08324in" svg:y="4.64252in" svg:width="3.07087in" svg:height="0.44094in" draw:id="id92" draw:style-name="a563" draw:name="Flussdiagramm: Prozess 41">
              <svg:title/>
              <svg:desc/>
              <text:p text:style-name="a562" text:class-names="" text:cond-style-name=""><text:span text:style-name="a561" text:class-names="">Fragment{T}</text:span></text:p>
              <draw:enhanced-geometry xmlns:dr3d="urn:oasis:names:tc:opendocument:xmlns:dr3d:1.0" draw:type="non-primitive" svg:viewBox="0 0 1 1" draw:enhanced-path="M 0 0 L 1 0 1 1 0 1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"/>
                <draw:equation draw:name="f7" draw:formula="?f4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draw:g>
          <draw:g draw:name="Gruppieren 59" draw:id="id76">
            <svg:title/>
            <svg:desc/>
            <draw:custom-shape svg:x="10.99507in" svg:y="0.3431in" svg:width="3.07461in" svg:height="1.51926in" draw:id="id106" draw:style-name="a533" draw:name="Flussdiagramm: Prozess 60">
              <svg:title/>
              <svg:desc/>
              <text:p text:style-name="a515" text:class-names="" text:cond-style-name=""><text:span text:style-name="a512" text:class-names="">Single<text:s text:c="1"/></text:span><text:span text:style-name="a513" text:class-names="">=<text:s text:c="1"/></text:span><text:span text:style-name="a514" text:class-names="">1</text:span></text:p>
              <text:p text:style-name="a519" text:class-names="" text:cond-style-name=""><text:span text:style-name="a516" text:class-names="">Double<text:s text:c="1"/></text:span><text:span text:style-name="a517" text:class-names="">=<text:s text:c="1"/></text:span><text:span text:style-name="a518" text:class-names="">2</text:span></text:p>
              <text:p text:style-name="a523" text:class-names="" text:cond-style-name=""><text:span text:style-name="a520" text:class-names="">Triple<text:s text:c="1"/></text:span><text:span text:style-name="a521" text:class-names="">=<text:s text:c="1"/></text:span><text:span text:style-name="a522" text:class-names="">3</text:span></text:p>
              <text:p text:style-name="a525" text:class-names="" text:cond-style-name=""><text:span text:style-name="a524" text:class-names="">Quadruple = 4</text:span></text:p>
              <text:p text:style-name="a528" text:class-names="" text:cond-style-name=""><text:span text:style-name="a526" text:class-names="">Aromatic</text:span><text:span text:style-name="a527" text:class-names=""><text:s text:c="1"/>= 50</text:span></text:p>
              <text:p text:style-name="a532" text:class-names="" text:cond-style-name=""><text:span text:style-name="a529" text:class-names="">Unknown</text:span><text:span text:style-name="a530" text:class-names=""><text:s text:c="1"/>= 100</text:span><text:span text:style-name="a531" text:class-names=""/></text:p>
              <draw:enhanced-geometry xmlns:dr3d="urn:oasis:names:tc:opendocument:xmlns:dr3d:1.0" draw:type="non-primitive" svg:viewBox="0 0 1 1" draw:enhanced-path="M 0 0 L 1 0 1 1 0 1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"/>
                <draw:equation draw:name="f7" draw:formula="?f4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  <draw:custom-shape svg:x="10.99507in" svg:y="-0.03895in" svg:width="3.07461in" svg:height="0.43985in" draw:id="id81" draw:style-name="a537" draw:name="Flussdiagramm: Prozess 61">
              <svg:title/>
              <svg:desc/>
              <text:p text:style-name="a536" text:class-names="" text:cond-style-name=""><text:span text:style-name="a534" text:class-names="">BondOrder</text:span><text:span text:style-name="a535" text:class-names=""/></text:p>
              <draw:enhanced-geometry xmlns:dr3d="urn:oasis:names:tc:opendocument:xmlns:dr3d:1.0" draw:type="non-primitive" svg:viewBox="0 0 1 1" draw:enhanced-path="M 0 0 L 1 0 1 1 0 1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"/>
                <draw:equation draw:name="f7" draw:formula="?f4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draw:g>
          <draw:g draw:name="Gruppieren 68" draw:id="id77">
            <svg:title/>
            <svg:desc/>
            <draw:custom-shape svg:x="10.99507in" svg:y="2.91564in" svg:width="3.07461in" svg:height="1.51926in" draw:id="id105" draw:style-name="a507" draw:name="Flussdiagramm: Prozess 70">
              <svg:title/>
              <svg:desc/>
              <text:p text:style-name="a489" text:class-names="" text:cond-style-name=""><text:span text:style-name="a486" text:class-names="">H<text:s text:c="1"/></text:span><text:span text:style-name="a487" text:class-names="">=<text:s text:c="1"/></text:span><text:span text:style-name="a488" text:class-names="">1</text:span></text:p>
              <text:p text:style-name="a493" text:class-names="" text:cond-style-name=""><text:span text:style-name="a490" text:class-names="">He<text:s text:c="1"/></text:span><text:span text:style-name="a491" text:class-names="">=<text:s text:c="1"/></text:span><text:span text:style-name="a492" text:class-names="">2</text:span></text:p>
              <text:p text:style-name="a497" text:class-names="" text:cond-style-name=""><text:span text:style-name="a494" text:class-names="">Li<text:s text:c="1"/></text:span><text:span text:style-name="a495" text:class-names="">=<text:s text:c="1"/></text:span><text:span text:style-name="a496" text:class-names="">3</text:span></text:p>
              <text:p text:style-name="a499" text:class-names="" text:cond-style-name=""><text:span text:style-name="a498" text:class-names="">…</text:span></text:p>
              <text:p text:style-name="a502" text:class-names="" text:cond-style-name=""><text:span text:style-name="a500" text:class-names="">Og</text:span><text:span text:style-name="a501" text:class-names=""><text:s text:c="1"/>= 118</text:span></text:p>
              <text:p text:style-name="a506" text:class-names="" text:cond-style-name=""><text:span text:style-name="a503" text:class-names="">Unknown</text:span><text:span text:style-name="a504" text:class-names=""><text:s text:c="1"/>= 255</text:span><text:span text:style-name="a505" text:class-names=""/></text:p>
              <draw:enhanced-geometry xmlns:dr3d="urn:oasis:names:tc:opendocument:xmlns:dr3d:1.0" draw:type="non-primitive" svg:viewBox="0 0 1 1" draw:enhanced-path="M 0 0 L 1 0 1 1 0 1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"/>
                <draw:equation draw:name="f7" draw:formula="?f4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  <draw:custom-shape svg:x="10.99507in" svg:y="2.53359in" svg:width="3.07461in" svg:height="0.43985in" draw:id="id79" draw:style-name="a511" draw:name="Flussdiagramm: Prozess 71">
              <svg:title/>
              <svg:desc/>
              <text:p text:style-name="a510" text:class-names="" text:cond-style-name=""><text:span text:style-name="a508" text:class-names="">Elements</text:span><text:span text:style-name="a509" text:class-names=""/></text:p>
              <draw:enhanced-geometry xmlns:dr3d="urn:oasis:names:tc:opendocument:xmlns:dr3d:1.0" draw:type="non-primitive" svg:viewBox="0 0 1 1" draw:enhanced-path="M 0 0 L 1 0 1 1 0 1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"/>
                <draw:equation draw:name="f7" draw:formula="?f4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draw:g>
          <draw:connector draw:type="standard" svg:x1="10.68063in" svg:y1="2.18884in" draw:start-shape="id78" draw:start-glue-point="1" svg:x2="12.53238in" svg:y2="2.53359in" draw:end-shape="id79" draw:end-glue-point="0" draw:id="id80" draw:style-name="a388" draw:name="Gewinkelter Verbinder 72">
            <svg:title/>
            <svg:desc/>
          </draw:connector>
          <draw:connector draw:type="standard" svg:x1="10.67137in" svg:y1="0.17892in" draw:start-shape="id66" draw:start-glue-point="1" svg:x2="10.99507in" svg:y2="0.18097in" draw:end-shape="id81" draw:end-glue-point="3" draw:id="id82" draw:style-name="a389" draw:name="Gewinkelter Verbinder 74">
            <svg:title/>
            <svg:desc/>
          </draw:connector>
          <draw:connector draw:type="standard" svg:x1="3.9947in" svg:y1="1.43309in" draw:start-shape="id83" draw:start-glue-point="0" svg:x2="2.73785in" svg:y2="0.20378in" draw:end-shape="id67" draw:end-glue-point="3" draw:id="id84" draw:style-name="a391" draw:transform="translate(-3.36627in -0.81844in) rotate(-1.5708) translate(3.36627in 0.81844in)" draw:name="Verbinder: gewinkelt 50">
            <svg:title/>
            <svg:desc/>
          </draw:connector>
          <draw:connector draw:type="standard" svg:x1="4.68809in" svg:y1="4.17946in" draw:start-shape="id85" draw:start-glue-point="0" svg:x2="5.84712in" svg:y2="3.94655in" draw:end-shape="id71" draw:end-glue-point="1" draw:id="id86" draw:style-name="a393" draw:transform="translate(-5.2676in -4.063in) rotate(-4.71239) translate(5.2676in 4.063in)" draw:name="Verbinder: gewinkelt 38">
            <svg:title/>
            <svg:desc/>
          </draw:connector>
          <draw:g draw:name="Gruppieren 78" draw:id="id87">
            <svg:title/>
            <svg:desc/>
            <draw:custom-shape svg:x="3.84863in" svg:y="5.02457in" svg:width="3.07087in" svg:height="1.06989in" draw:id="id89" draw:style-name="a480" draw:name="Flussdiagramm: Prozess 46">
              <svg:title/>
              <svg:desc/>
              <text:p text:style-name="a463" text:class-names="" text:cond-style-name=""><text:span text:style-name="a458" text:class-names="">+<text:s text:c="1"/></text:span><text:span text:style-name="a459" text:class-names="">idx</text:span><text:span text:style-name="a460" text:class-names="">:<text:s text:c="1"/></text:span><text:span text:style-name="a461" text:class-names="">Int</text:span><text:span text:style-name="a462" text:class-names=""/></text:p>
              <text:p text:style-name="a469" text:class-names="" text:cond-style-name=""><text:span text:style-name="a464" text:class-names="">+<text:s text:c="1"/></text:span><text:span text:style-name="a465" text:class-names="">number</text:span><text:span text:style-name="a466" text:class-names="">:<text:s text:c="1"/></text:span><text:span text:style-name="a467" text:class-names="">Int</text:span><text:span text:style-name="a468" text:class-names=""/></text:p>
              <text:p text:style-name="a474" text:class-names="" text:cond-style-name=""><text:span text:style-name="a470" text:class-names="">+<text:s text:c="1"/></text:span><text:span text:style-name="a471" text:class-names="">name</text:span><text:span text:style-name="a472" text:class-names="">:<text:s text:c="1"/></text:span><text:span text:style-name="a473" text:class-names="">String</text:span></text:p>
              <text:p text:style-name="a479" text:class-names="" text:cond-style-name=""><text:span text:style-name="a475" text:class-names="">+<text:s text:c="1"/></text:span><text:span text:style-name="a476" text:class-names="">type:<text:s text:c="1"/></text:span><text:span text:style-name="a477" text:class-names="">SecondaryStructureType</text:span><text:span text:style-name="a478" text:class-names=""/></text:p>
              <draw:enhanced-geometry xmlns:dr3d="urn:oasis:names:tc:opendocument:xmlns:dr3d:1.0" draw:type="non-primitive" svg:viewBox="0 0 1 1" draw:enhanced-path="M 0 0 L 1 0 1 1 0 1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"/>
                <draw:equation draw:name="f7" draw:formula="?f4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  <draw:custom-shape svg:x="3.84862in" svg:y="4.64252in" svg:width="3.07087in" svg:height="0.43985in" draw:id="id85" draw:style-name="a485" draw:name="Flussdiagramm: Prozess 47">
              <svg:title/>
              <svg:desc/>
              <text:p text:style-name="a484" text:class-names="" text:cond-style-name=""><text:span text:style-name="a481" text:class-names="">SecondaryStructure</text:span><text:span text:style-name="a482" text:class-names="">{T</text:span><text:span text:style-name="a483" text:class-names="">}</text:span></text:p>
              <draw:enhanced-geometry xmlns:dr3d="urn:oasis:names:tc:opendocument:xmlns:dr3d:1.0" draw:type="non-primitive" svg:viewBox="0 0 1 1" draw:enhanced-path="M 0 0 L 1 0 1 1 0 1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"/>
                <draw:equation draw:name="f7" draw:formula="?f4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draw:g>
          <draw:g draw:name="Gruppieren 65" draw:id="id88">
            <svg:title/>
            <svg:desc/>
            <draw:custom-shape svg:x="3.84611in" svg:y="7.08889in" svg:width="3.07461in" svg:height="1.26029in" draw:id="id104" draw:style-name="a453" draw:name="Flussdiagramm: Prozess 66">
              <svg:title/>
              <svg:desc/>
              <text:p text:style-name="a437" text:class-names="" text:cond-style-name=""><text:span text:style-name="a433" text:class-names="">Helix</text:span><text:span text:style-name="a434" text:class-names=""><text:s text:c="1"/></text:span><text:span text:style-name="a435" text:class-names="">=<text:s text:c="1"/></text:span><text:span text:style-name="a436" text:class-names="">1</text:span></text:p>
              <text:p text:style-name="a441" text:class-names="" text:cond-style-name=""><text:span text:style-name="a438" text:class-names="">Coil<text:s text:c="1"/></text:span><text:span text:style-name="a439" text:class-names="">=<text:s text:c="1"/></text:span><text:span text:style-name="a440" text:class-names="">2</text:span></text:p>
              <text:p text:style-name="a446" text:class-names="" text:cond-style-name=""><text:span text:style-name="a442" text:class-names="">Strand</text:span><text:span text:style-name="a443" text:class-names=""><text:s text:c="1"/></text:span><text:span text:style-name="a444" text:class-names="">=<text:s text:c="1"/></text:span><text:span text:style-name="a445" text:class-names="">3</text:span></text:p>
              <text:p text:style-name="a448" text:class-names="" text:cond-style-name=""><text:span text:style-name="a447" text:class-names="">Turn = 4</text:span></text:p>
              <text:p text:style-name="a452" text:class-names="" text:cond-style-name=""><text:span text:style-name="a449" text:class-names="">Unknown</text:span><text:span text:style-name="a450" text:class-names=""><text:s text:c="1"/>= 5</text:span><text:span text:style-name="a451" text:class-names=""/></text:p>
              <draw:enhanced-geometry xmlns:dr3d="urn:oasis:names:tc:opendocument:xmlns:dr3d:1.0" draw:type="non-primitive" svg:viewBox="0 0 1 1" draw:enhanced-path="M 0 0 L 1 0 1 1 0 1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"/>
                <draw:equation draw:name="f7" draw:formula="?f4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  <draw:custom-shape svg:x="3.84611in" svg:y="6.70684in" svg:width="3.07461in" svg:height="0.43985in" draw:id="id90" draw:style-name="a457" draw:name="Flussdiagramm: Prozess 67">
              <svg:title/>
              <svg:desc/>
              <text:p text:style-name="a456" text:class-names="" text:cond-style-name=""><text:span text:style-name="a454" text:class-names="">SecondaryStructureElement</text:span><text:span text:style-name="a455" text:class-names=""><text:s text:c="1"/></text:span></text:p>
              <draw:enhanced-geometry xmlns:dr3d="urn:oasis:names:tc:opendocument:xmlns:dr3d:1.0" draw:type="non-primitive" svg:viewBox="0 0 1 1" draw:enhanced-path="M 0 0 L 1 0 1 1 0 1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"/>
                <draw:equation draw:name="f7" draw:formula="?f4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draw:g>
          <draw:connector draw:type="standard" svg:x1="5.07756in" svg:y1="6.40033in" draw:start-shape="id89" draw:start-glue-point="2" svg:x2="5.68992in" svg:y2="6.40097in" draw:end-shape="id90" draw:end-glue-point="0" draw:id="id91" draw:style-name="a394" draw:transform="translate(-5.38374in -6.40065in) rotate(-1.5708) translate(5.38374in 6.40065in)" draw:name="Gewinkelter Verbinder 88">
            <svg:title/>
            <svg:desc/>
          </draw:connector>
          <draw:connector draw:type="standard" svg:x1="2.42899in" svg:y1="4.29381in" draw:start-shape="id92" draw:start-glue-point="0" svg:x2="1.26996in" svg:y2="3.8322in" draw:end-shape="id71" draw:end-glue-point="3" draw:id="id93" draw:style-name="a396" draw:transform="translate(-1.84948in -4.063in) rotate(-1.5708) translate(1.84948in 4.063in)" draw:name="Verbinder: gewinkelt 33">
            <svg:title/>
            <svg:desc/>
          </draw:connector>
          <draw:custom-shape svg:width="0.14216in" svg:height="0.24511in" draw:id="id94" draw:style-name="a399" draw:transform="translate(-0.07108in -0.12255in) rotate(-1.5708) translate(1.95631in 3.46504in)" draw:name="Raute 82">
            <svg:title/>
            <svg:desc/>
            <text:p text:style-name="a398" text:class-names="" text:cond-style-name=""><text:span text:style-name="a39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2 + ?f5"/>
              <draw:equation draw:name="f8" draw:formula="?f1 - ?f0"/>
              <draw:equation draw:name="f9" draw:formula="?f8 / 2"/>
              <draw:equation draw:name="f10" draw:formula="?f8 / 4"/>
              <draw:equation draw:name="f11" draw:formula="?f0 + ?f9"/>
              <draw:equation draw:name="f12" draw:formula="?f8 * 3 / 4"/>
              <draw:equation draw:name="f13" draw:formula="?f4 * 3 / 4"/>
            </draw:enhanced-geometry>
          </draw:custom-shape>
          <draw:custom-shape svg:width="0.14216in" svg:height="0.24511in" draw:id="id95" draw:style-name="a402" draw:transform="translate(-0.07108in -0.12255in) rotate(-1.5708) translate(5.2784in 3.48551in)" draw:name="Raute 37">
            <svg:title/>
            <svg:desc/>
            <text:p text:style-name="a401" text:class-names="" text:cond-style-name=""><text:span text:style-name="a40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2 + ?f5"/>
              <draw:equation draw:name="f8" draw:formula="?f1 - ?f0"/>
              <draw:equation draw:name="f9" draw:formula="?f8 / 2"/>
              <draw:equation draw:name="f10" draw:formula="?f8 / 4"/>
              <draw:equation draw:name="f11" draw:formula="?f0 + ?f9"/>
              <draw:equation draw:name="f12" draw:formula="?f8 * 3 / 4"/>
              <draw:equation draw:name="f13" draw:formula="?f4 * 3 / 4"/>
            </draw:enhanced-geometry>
          </draw:custom-shape>
          <draw:connector draw:type="standard" svg:x1="7.0518in" svg:y1="0.86093in" draw:start-shape="id78" draw:start-glue-point="3" svg:x2="7.60977in" svg:y2="2.18884in" draw:end-shape="id96" draw:end-glue-point="1" draw:id="id97" draw:style-name="a404" draw:transform="translate(-7.33078in -1.52489in) rotate(-3.14159) translate(7.33078in 1.52489in)" draw:name="Verbinder: gewinkelt 54">
            <svg:title/>
            <svg:desc/>
          </draw:connector>
          <draw:g draw:name="Gruppieren 21" draw:id="id98">
            <svg:title/>
            <svg:desc/>
            <draw:custom-shape svg:width="0.14216in" svg:height="0.24511in" draw:id="id100" draw:style-name="a410" draw:transform="translate(-0.07108in -0.12255in) rotate(-1.5708) translate(3.85026in 0.17708in)" draw:name="Raute 104">
              <svg:title/>
              <svg:desc/>
              <text:p text:style-name="a409" text:class-names="" text:cond-style-name=""><text:span text:style-name="a408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4 / 4"/>
                <draw:equation draw:name="f7" draw:formula="?f2 + ?f5"/>
                <draw:equation draw:name="f8" draw:formula="?f1 - ?f0"/>
                <draw:equation draw:name="f9" draw:formula="?f8 / 2"/>
                <draw:equation draw:name="f10" draw:formula="?f8 / 4"/>
                <draw:equation draw:name="f11" draw:formula="?f0 + ?f9"/>
                <draw:equation draw:name="f12" draw:formula="?f8 * 3 / 4"/>
                <draw:equation draw:name="f13" draw:formula="?f4 * 3 / 4"/>
              </draw:enhanced-geometry>
            </draw:custom-shape>
            <draw:g draw:name="Gruppieren 30" draw:id="id101">
              <svg:title/>
              <svg:desc/>
              <draw:custom-shape svg:x="3.98093in" svg:y="0.41131in" svg:width="3.07087in" svg:height="0.89925in" draw:id="id96" draw:style-name="a429" draw:name="Flussdiagramm: Prozess 52">
                <svg:title/>
                <svg:desc/>
                <text:p text:style-name="a420" text:class-names="" text:cond-style-name=""><text:span text:style-name="a417" text:class-names="">+<text:s text:c="1"/></text:span><text:span text:style-name="a418" text:class-names="">name</text:span><text:span text:style-name="a419" text:class-names="">: String</text:span></text:p>
                <text:p text:style-name="a424" text:class-names="" text:cond-style-name=""><text:span text:style-name="a421" text:class-names="">+<text:s text:c="1"/></text:span><text:span text:style-name="a422" text:class-names="">properties</text:span><text:span text:style-name="a423" text:class-names="">: Properties</text:span></text:p>
                <text:p text:style-name="a428" text:class-names="" text:cond-style-name=""><text:span text:style-name="a425" text:class-names="">+<text:s text:c="1"/></text:span><text:span text:style-name="a426" text:class-names="">flags</text:span><text:span text:style-name="a427" text:class-names="">: Flags</text:span></text:p>
                <draw:enhanced-geometry xmlns:dr3d="urn:oasis:names:tc:opendocument:xmlns:dr3d:1.0" draw:type="non-primitive" svg:viewBox="0 0 1 1" draw:enhanced-path="M 0 0 L 1 0 1 1 0 1 Z N" draw:text-areas="?f8 ?f10 ?f9 ?f11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"/>
                  <draw:equation draw:name="f7" draw:formula="?f4"/>
                  <draw:equation draw:name="f8" draw:formula="?f0 / ?f6"/>
                  <draw:equation draw:name="f9" draw:formula="?f1 / ?f6"/>
                  <draw:equation draw:name="f10" draw:formula="?f2 / ?f7"/>
                  <draw:equation draw:name="f11" draw:formula="?f3 / ?f7"/>
                </draw:enhanced-geometry>
              </draw:custom-shape>
              <draw:custom-shape svg:x="3.98093in" svg:y="-0.03046in" svg:width="3.07087in" svg:height="0.44094in" draw:id="id67" draw:style-name="a432" draw:name="Flussdiagramm: Prozess 53">
                <svg:title/>
                <svg:desc/>
                <text:p text:style-name="a431" text:class-names="" text:cond-style-name=""><text:span text:style-name="a430" text:class-names="">System{T}</text:span></text:p>
                <draw:enhanced-geometry xmlns:dr3d="urn:oasis:names:tc:opendocument:xmlns:dr3d:1.0" draw:type="non-primitive" svg:viewBox="0 0 1 1" draw:enhanced-path="M 0 0 L 1 0 1 1 0 1 Z N" draw:text-areas="?f8 ?f10 ?f9 ?f11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"/>
                  <draw:equation draw:name="f7" draw:formula="?f4"/>
                  <draw:equation draw:name="f8" draw:formula="?f0 / ?f6"/>
                  <draw:equation draw:name="f9" draw:formula="?f1 / ?f6"/>
                  <draw:equation draw:name="f10" draw:formula="?f2 / ?f7"/>
                  <draw:equation draw:name="f11" draw:formula="?f3 / ?f7"/>
                </draw:enhanced-geometry>
              </draw:custom-shape>
            </draw:g>
            <draw:custom-shape svg:width="0.14216in" svg:height="0.24511in" draw:id="id102" draw:style-name="a413" draw:transform="translate(-0.07108in -0.12255in) rotate(-1.5708) translate(7.20277in 0.18489in)" draw:name="Raute 33">
              <svg:title/>
              <svg:desc/>
              <text:p text:style-name="a412" text:class-names="" text:cond-style-name=""><text:span text:style-name="a41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4 / 4"/>
                <draw:equation draw:name="f7" draw:formula="?f2 + ?f5"/>
                <draw:equation draw:name="f8" draw:formula="?f1 - ?f0"/>
                <draw:equation draw:name="f9" draw:formula="?f8 / 2"/>
                <draw:equation draw:name="f10" draw:formula="?f8 / 4"/>
                <draw:equation draw:name="f11" draw:formula="?f0 + ?f9"/>
                <draw:equation draw:name="f12" draw:formula="?f8 * 3 / 4"/>
                <draw:equation draw:name="f13" draw:formula="?f4 * 3 / 4"/>
              </draw:enhanced-geometry>
            </draw:custom-shape>
            <draw:custom-shape svg:width="0.14216in" svg:height="0.24511in" draw:id="id103" draw:style-name="a416" draw:transform="translate(-0.07108in -0.12255in) rotate(-1.5708) translate(7.19224in 0.85787in)" draw:name="Raute 85">
              <svg:title/>
              <svg:desc/>
              <text:p text:style-name="a415" text:class-names="" text:cond-style-name=""><text:span text:style-name="a41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4 / 4"/>
                <draw:equation draw:name="f7" draw:formula="?f2 + ?f5"/>
                <draw:equation draw:name="f8" draw:formula="?f1 - ?f0"/>
                <draw:equation draw:name="f9" draw:formula="?f8 / 2"/>
                <draw:equation draw:name="f10" draw:formula="?f8 / 4"/>
                <draw:equation draw:name="f11" draw:formula="?f0 + ?f9"/>
                <draw:equation draw:name="f12" draw:formula="?f8 * 3 / 4"/>
                <draw:equation draw:name="f13" draw:formula="?f4 * 3 / 4"/>
              </draw:enhanced-geometry>
            </draw:custom-shape>
          </draw:g>
          <draw:custom-shape svg:width="0.14792in" svg:height="0.23557in" draw:id="id99" draw:style-name="a407" draw:transform="translate(-0.07396in -0.11779in) rotate(-3.14159) translate(2.75162in 2.63887in)" draw:name="Raute 90">
            <svg:title/>
            <svg:desc/>
            <text:p text:style-name="a406" text:class-names="" text:cond-style-name=""><text:span text:style-name="a40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2 + ?f5"/>
              <draw:equation draw:name="f8" draw:formula="?f1 - ?f0"/>
              <draw:equation draw:name="f9" draw:formula="?f8 / 2"/>
              <draw:equation draw:name="f10" draw:formula="?f8 / 4"/>
              <draw:equation draw:name="f11" draw:formula="?f0 + ?f9"/>
              <draw:equation draw:name="f12" draw:formula="?f8 * 3 / 4"/>
              <draw:equation draw:name="f13" draw:formula="?f4 * 3 / 4"/>
            </draw:enhanced-geometry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386" svg:viewBox="0 0 20 30" svg:d="m10 0-10 30h20z"/>
    <draw:marker draw:name="a392" svg:viewBox="0 0 20 30" svg:d="m10 0-10 30h20z"/>
    <draw:marker draw:name="a403" svg:viewBox="0 0 20 30" svg:d="m10 0-10 30h20z"/>
    <draw:marker draw:name="a395" svg:viewBox="0 0 20 30" svg:d="m10 0-10 30h20z"/>
    <draw:marker draw:name="a384" svg:viewBox="0 0 20 30" svg:d="m10 0-10 30h20z"/>
    <draw:marker draw:name="a390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Formatvorlagen des Textmasters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9/4/2025</text:date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r.›</text:page-number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Titelmasterformat durch Klicken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Formatvorlage des Untertitelmasters durch Klicken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9/4/2025</text:date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r.›</text:page-number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Titelmasterformat durch Klicken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Formatvorlagen des Textmasters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9/4/2025</text:date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r.›</text:page-number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Titelmasterformat durch Klicken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Formatvorlagen des Textmasters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9/4/2025</text:date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r.›</text:page-number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Titelmasterformat durch Klicken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Formatvorlagen des Textmasters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Formatvorlagen des Textmasters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9/4/2025</text:date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r.›</text:page-number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Titelmasterformat durch Klicken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Formatvorlagen des Textmasters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Formatvorlagen des Textmasters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Formatvorlagen des Textmasters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Formatvorlagen des Textmasters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9/4/2025</text:date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r.›</text:page-number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Titelmasterformat durch Klicken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9/4/2025</text:date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r.›</text:page-number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9/4/2025</text:date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r.›</text:page-number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Titelmasterformat durch Klicken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Formatvorlagen des Textmasters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Formatvorlagen des Textmasters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9/4/2025</text:date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r.›</text:page-number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Titelmasterformat durch Klicken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Formatvorlagen des Textmasters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9/4/2025</text:date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Nr.›</text:page-number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Titelmasterformat durch Klicken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Formatvorlagen des Textmasters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9/4/2025</text:date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r.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Titelmasterformat durch Klicken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Formatvorlagen des Textmasters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9/4/2025</text:date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Nr.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/>
    <dc:creator/>
    <meta:creation-date>2025-09-04T11:50:25Z</meta:creation-date>
    <dc:date>2025-09-04T11:52:20Z</dc:date>
    <meta:editing-cycles>1</meta:editing-cycles>
    <meta:editing-duration>PT0S</meta:editing-duration>
    <meta:document-statistic meta:paragraph-count="56" meta:word-count="185"/>
  </office:meta>
</office:document-meta>
</file>